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B0000004B02783F0B96BFA7AA5.png" manifest:media-type="image/png"/>
  <manifest:file-entry manifest:full-path="Pictures/100000010000020C000002579110CA10803D8A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automatic-styles>
    <style:style style:name="Table6" style:family="table">
      <style:table-properties style:width="17.009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3.969cm"/>
    </style:style>
    <style:style style:name="Table6.D" style:family="table-column">
      <style:table-column-properties style:column-width="5.103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771cm" style:rel-column-width="14541*"/>
    </style:style>
    <style:style style:name="Table7.B" style:family="table-column">
      <style:table-column-properties style:column-width="1.259cm" style:rel-column-width="4858*"/>
    </style:style>
    <style:style style:name="Table7.C" style:family="table-column">
      <style:table-column-properties style:column-width="1.196cm" style:rel-column-width="4613*"/>
    </style:style>
    <style:style style:name="Table7.L" style:family="table-column">
      <style:table-column-properties style:column-width="1.198cm" style:rel-column-width="4619*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7.K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7.A2" style:family="table-cell">
      <style:table-cell-properties style:vertical-align="middle" fo:padding="0.097cm" fo:border-left="0.5pt solid #000000" fo:border-right="none" fo:border-top="0.05pt solid #000000" fo:border-bottom="0.5pt solid #000000"/>
    </style:style>
    <style:style style:name="Table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L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L3" style:family="table-cell">
      <style:table-cell-properties style:vertical-align="middle" fo:padding="0.097cm" fo:border-left="0.5pt solid #000000" fo:border-right="0.5pt solid #000000" fo:border-top="0.05pt solid #000000" fo:border-bottom="0.5pt solid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1" style:family="table-row">
      <style:table-row-properties style:min-row-height="0.60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85cm" style:rel-column-width="14589*"/>
    </style:style>
    <style:style style:name="Table1.B" style:family="table-column">
      <style:table-column-properties style:column-width="2.914cm" style:rel-column-width="11232*"/>
    </style:style>
    <style:style style:name="Table1.C" style:family="table-column">
      <style:table-column-properties style:column-width="3.434cm" style:rel-column-width="13237*"/>
    </style:style>
    <style:style style:name="Table1.E" style:family="table-column">
      <style:table-column-properties style:column-width="3.434cm" style:rel-column-width="13240*"/>
    </style:style>
    <style:style style:name="Table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547cm" style:rel-column-width="21383*"/>
    </style:style>
    <style:style style:name="Table2.B" style:family="table-column">
      <style:table-column-properties style:column-width="2.863cm" style:rel-column-width="11037*"/>
    </style:style>
    <style:style style:name="Table2.E" style:family="table-column">
      <style:table-column-properties style:column-width="2.865cm" style:rel-column-width="11041*"/>
    </style:style>
    <style:style style:name="Table2.A1" style:family="table-cell">
      <style:table-cell-properties style:vertical-align="middle" fo:background-color="#669999" fo:padding="0.097cm" fo:border-left="0.5pt solid #000000" fo:border-right="none" fo:border-top="0.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#669999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acc151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draw:wrap-influence-on-position="once-concurrent" loext:allow-overlap="true"/>
    </style:style>
    <style:style style:name="fr3" style:family="graphic" style:parent-style-name="GH-Icon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pidemiological Surveillance </text:p>
      <text:p text:style-name="Subtitle"><text:placeholder text:placeholder-type="text">&lt;health_condition.rec_name&gt;</text:placeholder></text:p>
      <text:p text:style-name="Subtitle">(<text:placeholder text:placeholder-type="text">&lt;format_date(start_date, user.language)&gt;</text:placeholder> - <text:placeholder text:placeholder-type="text">&lt;format_date(end_date, user.language)&gt;</text:placeholder>)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Table_20_Heading"><draw:frame draw:style-name="fr3" draw:name="Image1" text:anchor-type="as-char" svg:width="0.573cm" svg:height="0.656cm" draw:z-index="0"><draw:image xlink:href="Pictures/100000010000020C000002579110CA10803D8A6D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<draw:frame draw:style-name="fr3" draw:name="Image6" text:anchor-type="as-char" svg:width="0.674cm" svg:height="0.674cm" draw:z-index="1"><draw:image xlink:href="Pictures/10000001000004B0000004B02783F0B96BFA7AA5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Σ</text:p>
          </table:table-cell>
          <table:table-cell table:style-name="Table6.D1" office:value-type="string">
            <text:p text:style-name="Table_20_Heading">No Age</text:p>
          </table:table-cell>
        </table:table-row>
        <table:table-row table:style-name="Table6.1">
          <table:table-cell table:style-name="Table6.A2" office:value-type="string">
            <text:p text:style-name="Table_20_Contents"><text:placeholder text:placeholder-type="text">&lt;cases_f&gt;</text:placeholder></text:p>
          </table:table-cell>
          <table:table-cell table:style-name="Table6.A2" office:value-type="string">
            <text:p text:style-name="Table_20_Contents"><text:placeholder text:placeholder-type="text">&lt;cases_m&gt;</text:placeholder></text:p>
          </table:table-cell>
          <table:table-cell table:style-name="Table6.A2" office:value-type="string">
            <text:p text:style-name="Table_20_Contents"><text:placeholder text:placeholder-type="text">&lt;confirmed_cases_num&gt;</text:placeholder></text:p>
          </table:table-cell>
          <table:table-cell table:style-name="Table6.D2" office:value-type="string">
            <text:p text:style-name="Table_20_Contents"><text:placeholder text:placeholder-type="text">&lt;non_age_cases&gt;</text:placeholder></text:p>
          </table:table-cell>
        </table:table-row>
      </table:table>
      <text:p text:style-name="Standard"><draw:frame draw:style-name="fr2" draw:name="image: (cases_timeseries, 'image/png','6in','3in')" text:anchor-type="paragraph" draw:z-index="15"><draw:text-box fo:min-height="6.486cm" fo:min-width="15.041cm"><text:p text:style-name="P1"/></draw:text-box></draw:frame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9"/>
        <table:table-column table:style-name="Table7.L"/>
        <table:table-row>
          <table:table-cell table:style-name="Table7.A1" table:number-rows-spanned="2" office:value-type="string">
            <text:p text:style-name="Table_20_Heading">Confirmed cases</text:p>
          </table:table-cell>
          <table:table-cell table:style-name="Table7.A1" table:number-rows-spanned="2" office:value-type="string">
            <text:p text:style-name="Table_20_Heading">Σ</text:p>
          </table:table-cell>
          <table:table-cell table:style-name="Table7.C1" table:number-columns-spanned="2" office:value-type="string">
            <text:p text:style-name="Table_20_Heading">&lt; 5</text:p>
          </table:table-cell>
          <table:covered-table-cell/>
          <table:table-cell table:style-name="Table7.C1" table:number-columns-spanned="2" office:value-type="string">
            <text:p text:style-name="Table_20_Heading">5 – 14</text:p>
          </table:table-cell>
          <table:covered-table-cell/>
          <table:table-cell table:style-name="Table7.C1" table:number-columns-spanned="2" office:value-type="string">
            <text:p text:style-name="Table_20_Heading">15 – 45</text:p>
          </table:table-cell>
          <table:covered-table-cell/>
          <table:table-cell table:style-name="Table7.C1" table:number-columns-spanned="2" office:value-type="string">
            <text:p text:style-name="Table_20_Heading">45 – 60</text:p>
          </table:table-cell>
          <table:covered-table-cell/>
          <table:table-cell table:style-name="Table7.K1" table:number-columns-spanned="2" office:value-type="string">
            <text:p text:style-name="Table_20_Heading">&gt; 60</text:p>
          </table:table-cell>
          <table:covered-table-cell/>
        </table:table-row>
        <table:table-row>
          <table:covered-table-cell table:style-name="Table7.A2"/>
          <table:covered-table-cell table:style-name="Table7.A2"/>
          <table:table-cell table:style-name="Table7.C2" office:value-type="string">
            <text:p text:style-name="Table_20_Heading"><draw:frame draw:style-name="fr3" draw:name="Image7" text:anchor-type="as-char" svg:width="0.573cm" svg:height="0.656cm" draw:z-index="2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8" text:anchor-type="as-char" svg:width="0.674cm" svg:height="0.674cm" draw:z-index="3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9" text:anchor-type="as-char" svg:width="0.573cm" svg:height="0.656cm" draw:z-index="4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0" text:anchor-type="as-char" svg:width="0.674cm" svg:height="0.674cm" draw:z-index="5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4" text:anchor-type="as-char" svg:width="0.573cm" svg:height="0.656cm" draw:z-index="6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1" text:anchor-type="as-char" svg:width="0.674cm" svg:height="0.674cm" draw:z-index="7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5" text:anchor-type="as-char" svg:width="0.573cm" svg:height="0.656cm" draw:z-index="8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2" text:anchor-type="as-char" svg:width="0.674cm" svg:height="0.674cm" draw:z-index="9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6" text:anchor-type="as-char" svg:width="0.573cm" svg:height="0.656cm" draw:z-index="10"><draw:image xlink:href="Pictures/100000010000020C000002579110CA10803D8A6D.png" xlink:type="simple" xlink:show="embed" xlink:actuate="onLoad" draw:mime-type="image/png"/></draw:frame></text:p>
          </table:table-cell>
          <table:table-cell table:style-name="Table7.L2" office:value-type="string">
            <text:p text:style-name="Table_20_Heading"><draw:frame draw:style-name="fr3" draw:name="Image13" text:anchor-type="as-char" svg:width="0.674cm" svg:height="0.674cm" draw:z-index="11"><draw:image xlink:href="Pictures/10000001000004B0000004B02783F0B96BFA7AA5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Table_20_Contents"><text:placeholder text:placeholder-type="text">&lt;for each="dx in epidemics_dx"&gt;</text:placeholder>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L3" office:value-type="string">
            <text:p text:style-name="Table_20_Contents"/>
          </table:table-cell>
        </table:table-row>
        <table:table-row>
          <table:table-cell table:style-name="Table7.A2" table:number-rows-spanned="2" office:value-type="string">
            <text:p text:style-name="Table_20_Contents"><text:placeholder text:placeholder-type="text">&lt;health_condition.rec_name&gt;</text:placeholder></text:p>
          </table:table-cell>
          <table:table-cell table:style-name="Table7.A2" table:number-rows-spanned="2" office:value-type="string">
            <text:p text:style-name="Table_20_Contents"><text:placeholder text:placeholder-type="text">&lt;dx['total']&gt;</text:placeholder></text:p>
          </table:table-cell>
          <table:table-cell table:style-name="Table7.A2" table:number-columns-spanned="2" office:value-type="string">
            <text:p text:style-name="Table_20_Contents"><text:placeholder text:placeholder-type="text">&lt;dx['age_group_1']&gt;</text:placeholder></text:p>
          </table:table-cell>
          <table:covered-table-cell/>
          <table:table-cell table:style-name="Table7.A2" table:number-columns-spanned="2" office:value-type="string">
            <text:p text:style-name="Table_20_Contents"><text:placeholder text:placeholder-type="text">&lt;dx['age_group_2']&gt;</text:placeholder></text:p>
          </table:table-cell>
          <table:covered-table-cell/>
          <table:table-cell table:style-name="Table7.A2" table:number-columns-spanned="2" office:value-type="string">
            <text:p text:style-name="Table_20_Contents"><text:placeholder text:placeholder-type="text">&lt;dx['age_group_3']&gt;</text:placeholder></text:p>
          </table:table-cell>
          <table:covered-table-cell/>
          <table:table-cell table:style-name="Table7.A2" table:number-columns-spanned="2" office:value-type="string">
            <text:p text:style-name="Table_20_Contents"><text:placeholder text:placeholder-type="text">&lt;dx['age_group_4']&gt;</text:placeholder></text:p>
          </table:table-cell>
          <table:covered-table-cell/>
          <table:table-cell table:style-name="Table7.L3" table:number-columns-spanned="2" office:value-type="string">
            <text:p text:style-name="Table_20_Contents"><text:placeholder text:placeholder-type="text">&lt;dx['age_group_5']&gt;</text:placeholder></text:p>
          </table:table-cell>
          <table:covered-table-cell/>
        </table:table-row>
        <table:table-row>
          <table:covered-table-cell table:style-name="Table7.C2"/>
          <table:covered-table-cell table:style-name="Table7.C2"/>
          <table:table-cell table:style-name="Table7.C2" office:value-type="string">
            <text:p text:style-name="Table_20_Contents"><text:placeholder text:placeholder-type="text">&lt;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5f']&gt;</text:placeholder></text:p>
          </table:table-cell>
          <table:table-cell table:style-name="Table7.L2" office:value-type="string">
            <text:p text:style-name="Table_20_Contents"><text:placeholder text:placeholder-type="text">&lt;dx['age_group_5']-dx['age_group_5f']&gt;</text:placeholder></text:p>
          </table:table-cell>
        </table:table-row>
        <table:table-row>
          <table:table-cell table:style-name="Table7.C2" office:value-type="string">
            <text:p text:style-name="Table_20_Contents"><text:placeholder text:placeholder-type="text">&lt;/for&gt;</text:placeholder></text:p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L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placeholder text:placeholder-type="text">&lt;for each="dx in epidemics_dx"&gt;</text:placeholder></text:p>
      <table:table table:name="Table3" table:style-name="Table3">
        <table:table-column table:style-name="Table3.A" table:number-columns-repeated="3"/>
        <table:table-column table:style-name="Table3.D"/>
        <text:soft-page-break/>
        <table:table-row table:style-name="Table3.1">
          <table:table-cell table:style-name="Table3.A1" office:value-type="string">
            <text:p text:style-name="Table_20_Heading">Age group</text:p>
          </table:table-cell>
          <table:table-cell table:style-name="Table3.A1" office:value-type="string">
            <text:p text:style-name="Table_20_Heading">Female</text:p>
          </table:table-cell>
          <table:table-cell table:style-name="Table3.A1" office:value-type="string">
            <text:p text:style-name="Table_20_Heading">Male</text:p>
          </table:table-cell>
          <table:table-cell table:style-name="Table3.D1" office:value-type="string">
            <text:p text:style-name="Table_20_Heading">Total</text:p>
          </table:table-cell>
        </table:table-row>
        <table:table-row>
          <table:table-cell table:style-name="Table3.A2" office:value-type="string">
            <text:p text:style-name="Table_20_Contents">&lt;5</text:p>
          </table:table-cell>
          <table:table-cell table:style-name="Table3.A2" office:value-type="string">
            <text:p text:style-name="Table_20_Contents"><text:placeholder text:placeholder-type="text">&lt;dx['age_group_1f']&gt;</text:placeholder></text:p>
          </table:table-cell>
          <table:table-cell table:style-name="Table3.A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3.D2" office:value-type="string">
            <text:p text:style-name="Table_20_Contents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Table_20_Contents">5-14</text:p>
          </table:table-cell>
          <table:table-cell table:style-name="Table3.A2" office:value-type="string">
            <text:p text:style-name="Table_20_Contents"><text:placeholder text:placeholder-type="text">&lt;dx['age_group_2f']&gt;</text:placeholder></text:p>
          </table:table-cell>
          <table:table-cell table:style-name="Table3.A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3.D2" office:value-type="string">
            <text:p text:style-name="Table_20_Contents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Table_20_Contents">15-44</text:p>
          </table:table-cell>
          <table:table-cell table:style-name="Table3.A2" office:value-type="string">
            <text:p text:style-name="Table_20_Contents"><text:placeholder text:placeholder-type="text">&lt;dx['age_group_3f']&gt;</text:placeholder></text:p>
          </table:table-cell>
          <table:table-cell table:style-name="Table3.A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3.D2" office:value-type="string">
            <text:p text:style-name="Table_20_Contents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Table_20_Contents">45-60</text:p>
          </table:table-cell>
          <table:table-cell table:style-name="Table3.A2" office:value-type="string">
            <text:p text:style-name="Table_20_Contents"><text:placeholder text:placeholder-type="text">&lt;dx['age_group_4f']&gt;</text:placeholder></text:p>
          </table:table-cell>
          <table:table-cell table:style-name="Table3.A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3.D2" office:value-type="string">
            <text:p text:style-name="Table_20_Contents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Table_20_Contents">&gt;60</text:p>
          </table:table-cell>
          <table:table-cell table:style-name="Table3.A2" office:value-type="string">
            <text:p text:style-name="Table_20_Contents"><text:placeholder text:placeholder-type="text">&lt;dx['age_group_5f']&gt;</text:placeholder></text:p>
          </table:table-cell>
          <table:table-cell table:style-name="Table3.A2" office:value-type="string">
            <text:p text:style-name="Table_20_Contents"><text:placeholder text:placeholder-type="text">&lt;dx['age_group_5']-dx['age_group_5f']&gt;</text:placeholder></text:p>
          </table:table-cell>
          <table:table-cell table:style-name="Table3.D2" office:value-type="string">
            <text:p text:style-name="Table_20_Contents"><text:placeholder text:placeholder-type="text">&lt;dx['age_group_5']&gt;</text:placeholder></text:p>
          </table:table-cell>
        </table:table-row>
      </table:table>
      <text:p text:style-name="Standard"><text:placeholder text:placeholder-type="text">&lt;/for&gt;</text:placeholder></text:p>
      <text:p text:style-name="Standard"/>
      <text:p text:style-name="Standard"><draw:frame draw:style-name="fr4" draw:name="Object1" text:anchor-type="paragraph" svg:x="0.915cm" svg:y="0.016cm" svg:width="15.169cm" svg:height="7.685cm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svg:desc>chart</svg:desc></draw:frame><text:s text:c="3"/></text:p>
      <text:h text:style-name="Heading_20_1" text:outline-level="1" text:is-list-header="true">Distribution by Ethnic group </text:h>
      <text:p text:style-name="Header"/>
      <text:p text:style-name="Header"><draw:frame draw:style-name="fr1" draw:name="image: (cases_ethnicity, 'image/png','6in','3in')" text:anchor-type="paragraph" svg:x="0.808cm" svg:y="-0.069cm" draw:z-index="17"><draw:text-box fo:min-height="10.659cm" fo:min-width="15.808cm"><text:p text:style-name="P1"/></draw:text-box></draw:frame></text:p>
      <text:p text:style-name="Header"/>
      <text:p text:style-name="Header"/>
      <text:p text:style-name="Header"/>
      <text:p text:style-name="Header"/>
      <text:p text:style-name="Header"/>
      <text:h text:style-name="Heading_20_1" text:outline-level="1" text:is-list-header="true"><draw:frame draw:style-name="fr1" draw:name="image: (cases_ses, 'image/png','6in','3in')" text:anchor-type="paragraph" svg:x="0.422cm" svg:y="2.157cm" draw:z-index="18"><draw:text-box fo:min-height="10.065cm" fo:min-width="14.519cm"><text:p text:style-name="P1"/></draw:text-box></draw:frame>Distribution by Socioeconomic Status</text:h>
      <text:h text:style-name="Heading_20_1" text:outline-level="1" text:is-list-header="true">Deaths</text:h>
      <text:p text:style-name="Header"/>
      <text:p text:style-name="Header"><draw:frame draw:style-name="fr1" draw:name="image: (deaths_timeseries, 'image/png','6in','3in')" text:anchor-type="paragraph" svg:x="0.522cm" svg:y="0.019cm" draw:z-index="16"><draw:text-box fo:min-height="9.338cm" fo:min-width="14.952cm"><text:p text:style-name="P1"/></draw:text-box></draw:frame></text:p>
      <text:p text:style-name="Header"/>
      <text:p text:style-name="Header"><text:placeholder text:placeholder-type="text">&lt;if test="demographics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Table_20_Heading"/>
          </table:table-cell>
          <table:table-cell table:style-name="Table1.A1" office:value-type="string">
            <text:p text:style-name="Table_20_Heading">No DoB</text:p>
          </table:table-cell>
          <table:table-cell table:style-name="Table1.A1" office:value-type="string">
            <text:p text:style-name="Table_20_Heading"><draw:frame draw:style-name="fr3" draw:name="Image3" text:anchor-type="as-char" svg:width="0.573cm" svg:height="0.656cm" draw:z-index="12"><draw:image xlink:href="Pictures/100000010000020C000002579110CA10803D8A6D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Heading"><draw:frame draw:style-name="fr3" draw:name="Image4" text:anchor-type="as-char" svg:width="0.674cm" svg:height="0.674cm" draw:z-index="13"><draw:image xlink:href="Pictures/10000001000004B0000004B02783F0B96BFA7AA5.png" xlink:type="simple" xlink:show="embed" xlink:actuate="onLoad" draw:mime-type="image/png"/></draw:frame></text:p>
          </table:table-cell>
          <table:table-cell table:style-name="Table1.E1" office:value-type="string">
            <text:p text:style-name="Table_20_Heading">Σ</text:p>
          </table:table-cell>
        </table:table-row>
        <table:table-row>
          <table:table-cell table:style-name="Table1.A2" office:value-type="string">
            <text:p text:style-name="Table_20_Contents">Living Population</text:p>
          </table:table-cell>
          <table:table-cell table:style-name="Table1.A2" office:value-type="string">
            <text:p text:style-name="Table_20_Contents"><text:placeholder text:placeholder-type="text">&lt;no_dob&gt;</text:placeholder></text:p>
          </table:table-cell>
          <table:table-cell table:style-name="Table1.A2" office:value-type="string">
            <text:p text:style-name="Table_20_Contents"><text:placeholder text:placeholder-type="text">&lt;ptotal_f&gt;</text:placeholder></text:p>
          </table:table-cell>
          <table:table-cell table:style-name="Table1.A2" office:value-type="string">
            <text:p text:style-name="Table_20_Contents"><text:placeholder text:placeholder-type="text">&lt;ptotal_m&gt;</text:placeholder></text:p>
          </table:table-cell>
          <table:table-cell table:style-name="Table1.E2" office:value-type="string">
            <text:p text:style-name="Table_20_Contents"><text:placeholder text:placeholder-type="text">&lt;ptotal_f + ptotal_m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Table_20_Heading">In this period</text:p>
          </table:table-cell>
          <table:table-cell table:style-name="Table2.A1" office:value-type="string">
            <text:p text:style-name="Table_20_Heading">Registrations</text:p>
          </table:table-cell>
          <table:table-cell table:style-name="Table2.A1" office:value-type="string">
            <text:p text:style-name="Table_20_Heading">In health system</text:p>
          </table:table-cell>
          <table:table-cell table:style-name="Table2.A1" office:value-type="string">
            <text:p text:style-name="Table_20_Heading">Birth certs</text:p>
          </table:table-cell>
          <table:table-cell table:style-name="Table2.E1" office:value-type="string">
            <text:p text:style-name="Table_20_Heading">Death certs</text:p>
          </table:table-cell>
        </table:table-row>
        <table:table-row>
          <table:table-cell table:style-name="Table2.A2" office:value-type="string">
            <text:p text:style-name="Table_20_Contents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Table_20_Contents"><text:placeholder text:placeholder-type="text">&lt;new_people&gt;</text:placeholder></text:p>
          </table:table-cell>
          <table:table-cell table:style-name="Table2.C2" office:value-type="string">
            <text:p text:style-name="Table_20_Contents"><text:placeholder text:placeholder-type="text">&lt;new_in_health_system&gt;</text:placeholder></text:p>
          </table:table-cell>
          <table:table-cell table:style-name="Table2.D2" office:value-type="string">
            <text:p text:style-name="Table_20_Contents"><text:placeholder text:placeholder-type="text">&lt;new_births&gt;</text:placeholder></text:p>
          </table:table-cell>
          <table:table-cell table:style-name="Table2.E2" office:value-type="string">
            <text:p text:style-name="Table_20_Contents"><text:placeholder text:placeholder-type="text">&lt;new_deaths&gt;</text:placeholder></text:p>
          </table:table-cell>
        </table:table-row>
      </table:table>
      <text:p text:style-name="Header"><text:placeholder text:placeholder-type="text">&lt;/if&gt;</text:placeholder></text:p>
      <text:p text:style-name="Header"/>
      <text:p text:style-name="Header"/>
      <text:p text:style-name="Standard"/>
      <text:p text:style-name="Standard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center" style:justify-single-word="false" fo:orphans="0" fo:widows="0" style:page-number="auto" text:number-lines="false" text:line-number="0" style:vertical-align="auto" style:snap-to-layout-grid="false"/>
      <style:text-properties fo:font-size="12pt" style:font-size-asian="12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none" draw:fill-color="#29e8b9" draw:gradient-step-count="0"/>
      <style:paragraph-properties fo:text-align="center" style:justify-single-word="false" style:page-number="auto" fo:break-before="auto" fo:break-after="auto" fo:background-color="transparent" fo:padding-left="0cm" fo:padding-right="0cm" fo:padding-top="0.101cm" fo:padding-bottom="0.101cm" fo:border="none">
        <style:tab-stops/>
      </style:paragraph-properties>
      <style:text-properties fo:font-size="24pt" fo:font-weight="600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RLabel" style:family="paragraph" style:parent-style-name="Table_20_Contents">
      <style:paragraph-properties fo:text-align="end" style:justify-single-word="false" style:vertical-align="middle"/>
      <style:text-properties fo:font-weight="600" style:font-weight-asian="bol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paragraph" svg:x="0cm" svg:y="0cm" fo:margin-left="0.199cm" fo:margin-right="0.199cm" fo:margin-top="0.499cm" fo:margin-bottom="0.499cm" style:wrap="dynamic" style:number-wrapped-paragraphs="no-limit" style:wrap-contour="false" style:vertical-pos="middle" style:vertical-rel="page" style:horizontal-pos="center" style:horizontal-rel="page" fo:padding="0.049cm" fo:border="0.06pt dotted #999999" draw:wrap-influence-on-position="once-concurrent" loext:allow-overlap="false">
        <style:columns fo:column-count="1" fo:column-gap="0cm"/>
      </style:graphic-properties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GH-Icon" style:family="graphic" style:parent-style-name="Graphics">
      <style:graphic-properties svg:width="0.041cm" svg:height="0.041cm" text:anchor-type="as-char" svg:y="0cm" fo:margin-left="0cm" fo:margin-right="0cm" fo:margin-top="0cm" fo:margin-bottom="0cm" style:vertical-pos="middle" style:vertical-rel="baseline" fo:background-color="transparent" draw:fill="none" draw:fill-color="#ff4000" fo:padding="0cm" fo:border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dce6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loext:hidden="true" style:hidden="true" style:page-layout-name="Mpm2" draw:style-name="Mdp2"/>
    <style:master-page style:name="Envelope" loext:hidden="true" style:hidden="true" style:page-layout-name="Mpm3" draw:style-name="Mdp2"/>
    <style:master-page style:name="First_20_Page" loext:hidden="true" style:hidden="true" style:display-name="First Page" style:page-layout-name="Mpm4" draw:style-name="Mdp2" style:next-style-name="Standard"/>
    <style:master-page style:name="Footnote" loext:hidden="true" style:hidden="true" style:page-layout-name="Mpm2" draw:style-name="Mdp2"/>
    <style:master-page style:name="HTML" loext:hidden="true" style:hidden="true" style:page-layout-name="Mpm5" draw:style-name="Mdp2"/>
    <style:master-page style:name="Index" loext:hidden="true" style:hidden="true" style:page-layout-name="Mpm4" draw:style-name="Mdp2"/>
    <style:master-page style:name="Landscape" loext:hidden="true" style:hidden="true" style:page-layout-name="Mpm6" draw:style-name="Mdp2"/>
    <style:master-page style:name="Left_20_Page" loext:hidden="true" style:hidden="true" style:display-name="Left Page" style:page-layout-name="Mpm7" draw:style-name="Mdp2" style:next-style-name="Right_20_Page"/>
    <style:master-page style:name="Right_20_Page" loext:hidden="true" style:hidden="true" style:display-name="Right Page" style:page-layout-name="Mpm8" draw:style-name="Mdp2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5.1.2$Linux_X86_64 LibreOffice_project/50$Build-2</meta:generator>
    <meta:document-statistic meta:table-count="5" meta:image-count="14" meta:object-count="1" meta:page-count="5" meta:paragraph-count="98" meta:word-count="121" meta:character-count="1494" meta:non-whitespace-character-count="144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7cm" svg:height="7.582cm" xlink:href="." xlink:type="simple" chart:class="chart:bar" chart:style-name="ch1">
        <chart:title svg:x="5.465cm" svg:y="0.287cm" chart:style-name="ch2">
          <text:p>Cases by age group</text:p>
        </chart:title>
        <chart:legend chart:legend-position="end" svg:x="13.174cm" svg:y="3.243cm" style:legend-expansion="high" chart:style-name="ch3"/>
        <chart:plot-area chart:style-name="ch4" chart:data-source-has-labels="both" svg:x="0.301cm" svg:y="1.217cm" svg:width="12.572cm" svg:height="6.214cm">
          <chart:coordinate-region svg:x="0.922cm" svg:y="1.416cm" svg:width="11.951cm" svg:height="5.81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</table:table-cell>
              <table:table-cell office:value-type="string">
                <text:p>Mal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